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a5a585"/>
    </style:style>
    <style:style style:name="gr4" style:family="graphic" style:parent-style-name="standard">
      <style:graphic-properties draw:stroke="none" svg:stroke-width="0.001cm" draw:fill-color="#7a7a5a"/>
    </style:style>
    <style:style style:name="gr5" style:family="graphic" style:parent-style-name="standard">
      <style:graphic-properties draw:stroke="none" svg:stroke-width="0.001cm" draw:fill-color="#c9c9b6"/>
    </style:style>
    <style:style style:name="gr6" style:family="graphic" style:parent-style-name="standard">
      <style:graphic-properties svg:stroke-width="0.001cm" svg:stroke-color="#7a7a5a" draw:fill="none" draw:fill-color="#ffffff" fo:padding-top="-0.049cm" fo:padding-bottom="-0.049cm" fo:padding-left="-0.049cm" fo:padding-right="-0.049cm"/>
    </style:style>
    <style:style style:name="gr7" style:family="graphic" style:parent-style-name="standard">
      <style:graphic-properties draw:stroke="none" svg:stroke-width="0.001cm" draw:fill-color="#93936c"/>
    </style:style>
    <style:style style:name="gr8" style:family="graphic" style:parent-style-name="standard">
      <style:graphic-properties draw:stroke="none" svg:stroke-width="0.001cm" draw:fill-color="#d4000a"/>
    </style:style>
  </office:automatic-styles>
  <office:body>
    <office:drawing>
      <draw:page draw:name="page1" draw:style-name="dp1" draw:master-page-name="Default">
        <draw:g>
          <draw:glue-point draw:id="4" svg:x="-3.733cm" svg:y="-5cm"/>
          <draw:glue-point draw:id="5" svg:x="1.124cm" svg:y="-5cm"/>
          <draw:glue-point draw:id="6" svg:x="-1.305cm" svg:y="-5cm"/>
          <draw:glue-point draw:id="7" svg:x="-4.436cm" svg:y="5cm"/>
          <draw:glue-point draw:id="8" svg:x="-3.093cm" svg:y="5cm"/>
          <draw:glue-point draw:id="9" svg:x="-3.765cm" svg:y="5cm"/>
          <draw:glue-point draw:id="10" svg:x="-5cm" svg:y="-3.366cm"/>
          <draw:glue-point draw:id="11" svg:x="-5cm" svg:y="4.553cm"/>
          <draw:glue-point draw:id="12" svg:x="-5cm" svg:y="0.593cm"/>
          <draw:glue-point draw:id="13" svg:x="5cm" svg:y="-1.916cm"/>
          <draw:glue-point draw:id="14" svg:x="5cm" svg:y="3.552cm"/>
          <draw:glue-point draw:id="15" svg:x="5cm" svg:y="0.818cm"/>
          <draw:glue-point draw:id="16" svg:x="-1.267cm" svg:y="0.353cm"/>
          <draw:polygon draw:style-name="gr1" draw:layer="layout" svg:width="0.623cm" svg:height="1.543cm" svg:x="0cm" svg:y="0.327cm" svg:viewBox="0 0 624 1544" draw:points="0,1544 0,0 624,0 624,1544">
            <text:p/>
          </draw:polygon>
          <draw:polygon draw:style-name="gr2" draw:layer="layout" svg:width="0.623cm" svg:height="1.543cm" svg:x="0cm" svg:y="0.327cm" svg:viewBox="0 0 624 1544" draw:points="0,1544 0,0 624,0 624,1544">
            <text:p/>
          </draw:polygon>
          <draw:polygon draw:style-name="gr3" draw:layer="layout" svg:width="0.623cm" svg:height="1.543cm" svg:x="0.623cm" svg:y="0.327cm" svg:viewBox="0 0 624 1544" draw:points="0,1544 0,0 624,0 624,1544">
            <text:p/>
          </draw:polygon>
          <draw:polygon draw:style-name="gr2" draw:layer="layout" svg:width="0.623cm" svg:height="1.543cm" svg:x="0.623cm" svg:y="0.327cm" svg:viewBox="0 0 624 1544" draw:points="0,1544 0,0 624,0 624,1544">
            <text:p/>
          </draw:polygon>
          <draw:polygon draw:style-name="gr4" draw:layer="layout" svg:width="0.325cm" svg:height="1.87cm" svg:x="1.246cm" svg:y="0cm" svg:viewBox="0 0 326 1871" draw:points="326,1543 326,0 0,327 0,1871">
            <text:p/>
          </draw:polygon>
          <draw:polygon draw:style-name="gr2" draw:layer="layout" svg:width="0.325cm" svg:height="1.87cm" svg:x="1.246cm" svg:y="0cm" svg:viewBox="0 0 326 1871" draw:points="326,1543 326,0 0,327 0,1871">
            <text:p/>
          </draw:polygon>
          <draw:polygon draw:style-name="gr5" draw:layer="layout" svg:width="1.571cm" svg:height="0.327cm" svg:x="0cm" svg:y="0cm" svg:viewBox="0 0 1572 328" draw:points="325,0 0,328 1246,328 1572,0">
            <text:p/>
          </draw:polygon>
          <draw:polygon draw:style-name="gr2" draw:layer="layout" svg:width="1.571cm" svg:height="0.327cm" svg:x="0cm" svg:y="0cm" svg:viewBox="0 0 1572 328" draw:points="325,0 0,328 1246,328 1572,0">
            <text:p/>
          </draw:polygon>
          <draw:line draw:style-name="gr6" draw:layer="layout" svg:x1="0.912cm" svg:y1="0.037cm" svg:x2="0.66cm" svg:y2="0.291cm">
            <text:p/>
          </draw:line>
          <draw:polygon draw:style-name="gr1" draw:layer="layout" svg:width="0.631cm" svg:height="0.14cm" svg:x="0cm" svg:y="1.86cm" svg:viewBox="0 0 632 141" draw:points="316,0 0,0 0,7 1,14 3,21 6,28 10,35 14,42 19,49 25,55 32,61 39,68 47,74 56,80 66,86 76,91 87,97 98,102 110,107 122,111 135,115 148,119 162,122 176,126 191,129 206,132 221,134 236,136 252,138 268,139 284,140 300,140 316,141 331,140 347,140 363,139 379,138 395,136 410,134 425,132 440,129 455,126 469,122 483,119 496,115 509,111 521,107 533,102 544,97 555,91 565,86 575,80 584,74 592,68 599,61 605,55 612,49 617,42 621,35 625,28 628,21 630,14 631,7 632,0">
            <text:p/>
          </draw:polygon>
          <draw:polyline draw:style-name="gr2" draw:layer="layout" svg:width="0.631cm" svg:height="0.14cm" svg:x="0cm" svg:y="1.86cm" svg:viewBox="0 0 632 141" draw:points="0,0 0,7 1,14 3,21 6,28 10,35 14,42 19,49 25,55 32,61 39,68 47,74 56,80 66,86 76,91 87,97 98,102 110,107 122,111 135,115 149,119 162,122 176,126 191,129 206,132 221,134 237,136 252,138 268,139 284,140 299,140 316,141 332,140 347,140 363,139 379,138 394,136 410,134 425,132 440,129 455,126 469,122 482,119 496,115 509,111 521,107 533,102 544,97 555,91 565,86 575,80 584,74 592,68 599,61 606,55 612,49 617,42 621,35 625,28 628,21 630,14 631,7 632,0">
            <text:p/>
          </draw:polyline>
          <draw:polygon draw:style-name="gr7" draw:layer="layout" svg:width="0.186cm" svg:height="1.533cm" svg:x="0.437cm" svg:y="0.336cm" svg:viewBox="0 0 187 1534" draw:points="0,112 0,187 0,271 0,374 0,477 0,710 0,953 0,1066 0,1178 0,1271 0,1356 0,1431 0,1486 0,1515 0,1534 187,1534 187,0 177,0 187,9 187,18 159,46 112,75 56,93">
            <text:p/>
          </draw:polygon>
          <draw:polygon draw:style-name="gr7" draw:layer="layout" svg:width="0.186cm" svg:height="0.122cm" svg:x="0.437cm" svg:y="1.86cm" svg:viewBox="0 0 187 123" draw:points="0,123 65,103 121,75 149,66 168,47 177,19 187,0 168,0 149,0 121,0 65,0 0,0 0,37 0,75 0,94 0,113">
            <text:p/>
          </draw:polygon>
          <draw:polygon draw:style-name="gr5" draw:layer="layout" svg:width="0.623cm" svg:height="0.028cm" svg:x="0cm" svg:y="0.308cm" svg:viewBox="0 0 624 29" draw:points="27,0 0,29 624,29 624,0">
            <text:p/>
          </draw:polygon>
          <draw:polygon draw:style-name="gr5" draw:layer="layout" svg:width="0.631cm" svg:height="0.14cm" svg:x="0cm" svg:y="0.327cm" svg:viewBox="0 0 632 141" draw:points="316,0 0,0 0,6 1,14 3,21 6,28 10,35 14,42 19,49 25,55 32,61 39,68 47,74 56,80 66,86 76,91 87,97 98,102 110,106 122,111 135,115 148,119 162,122 176,126 191,129 206,131 221,134 236,136 252,138 268,139 284,140 300,140 316,141 331,140 347,140 363,139 379,138 395,136 410,134 425,131 440,129 455,126 469,122 483,119 496,115 509,111 521,106 533,102 544,97 555,91 565,86 575,80 584,74 592,68 599,61 605,55 612,49 617,42 621,35 625,28 628,21 630,14 631,6 632,0">
            <text:p/>
          </draw:polygon>
          <draw:polyline draw:style-name="gr2" draw:layer="layout" svg:width="0.631cm" svg:height="0.14cm" svg:x="0cm" svg:y="0.327cm" svg:viewBox="0 0 632 141" draw:points="0,0 0,6 1,14 3,21 6,28 10,35 14,42 19,49 25,55 32,61 39,68 47,74 56,80 66,86 76,91 87,97 98,102 110,106 122,111 135,115 149,119 162,122 176,126 191,129 206,131 221,134 237,136 252,138 268,139 284,140 299,140 316,141 332,140 347,140 363,139 379,138 394,136 410,134 425,131 440,129 455,126 469,122 482,119 496,115 509,111 521,106 533,102 544,97 555,91 565,86 575,80 584,74 592,68 599,61 606,55 612,49 617,42 621,35 625,28 628,21 630,14 631,6 632,0">
            <text:p/>
          </draw:polyline>
          <draw:line draw:style-name="gr6" draw:layer="layout" svg:x1="0.056cm" svg:y1="0.327cm" svg:x2="0.568cm" svg:y2="0.327cm">
            <text:p/>
          </draw:line>
          <draw:polygon draw:style-name="gr7" draw:layer="layout" svg:width="0.111cm" svg:height="1.524cm" svg:x="0.632cm" svg:y="0.336cm" svg:viewBox="0 0 112 1525" draw:points="0,1525 0,0 112,0 112,1525">
            <text:p/>
          </draw:polygon>
          <draw:polygon draw:style-name="gr7" draw:layer="layout" svg:width="0.418cm" svg:height="0.355cm" svg:x="0.725cm" svg:y="0.43cm" svg:viewBox="0 0 419 356" draw:points="0,356 0,0 419,0 419,356">
            <text:p/>
          </draw:polygon>
          <draw:polygon draw:style-name="gr2" draw:layer="layout" svg:width="0.418cm" svg:height="0.355cm" svg:x="0.725cm" svg:y="0.43cm" svg:viewBox="0 0 419 356" draw:points="0,356 0,0 419,0 419,356">
            <text:p/>
          </draw:polygon>
          <draw:polygon draw:style-name="gr4" draw:layer="layout" svg:width="0.009cm" svg:height="0.346cm" svg:x="0.734cm" svg:y="0.439cm" svg:viewBox="0 0 10 347" draw:points="0,347 0,0 10,0 10,347">
            <text:p/>
          </draw:polygon>
          <draw:polygon draw:style-name="gr8" draw:layer="layout" svg:width="0.028cm" svg:height="1.561cm" svg:x="0.009cm" svg:y="0.355cm" svg:viewBox="0 0 29 1562" draw:points="0,0 29,28 29,1562 0,1534">
            <text:p/>
          </draw:polygon>
          <draw:polyline draw:style-name="gr2" draw:layer="layout" svg:width="0.631cm" svg:height="0.14cm" svg:x="0cm" svg:y="0.327cm" svg:viewBox="0 0 632 141" draw:points="0,0 0,6 1,14 3,21 6,28 10,35 14,42 19,49 25,55 32,61 39,68 47,74 56,80 66,86 76,91 87,97 98,102 110,106 122,111 135,115 149,119 162,122 176,126 191,129 206,131 221,134 237,136 252,138 268,139 284,140 299,140 316,141 332,140 347,140 363,139 379,138 394,136 410,134 425,131 440,129 455,126 469,122 482,119 496,115 509,111 521,106 533,102 544,97 555,91 565,86 575,80 584,74 592,68 599,61 606,55 612,49 617,42 621,35 625,28 628,21 630,14 631,6 632,0">
            <text:p/>
          </draw:polyline>
          <draw:polyline draw:style-name="gr2" draw:layer="layout" svg:width="0.631cm" svg:height="0.138cm" svg:x="0cm" svg:y="1.862cm" svg:viewBox="0 0 632 139" draw:points="0,1 0,8 1,15 3,22 5,28 9,35 13,42 18,48 24,54 30,60 38,67 45,73 54,79 63,84 73,89 84,95 95,100 106,104 119,109 131,113 144,117 158,120 171,123 186,126 201,129 216,131 231,133 246,135 262,136 278,137 294,138 309,139 325,139 341,138 357,137 372,136 388,135 403,133 418,131 433,128 448,126 462,123 476,119 489,116 502,112 515,107 527,103 538,99 549,94 560,88 569,83 579,77 587,72 595,65 602,59 608,53 614,47 618,40 623,34 626,27 629,20 631,13 631,7 632,0">
            <text:p/>
          </draw:polyline>
          <draw:polygon draw:style-name="gr3" draw:layer="layout" svg:width="0.372cm" svg:height="1.085cm" svg:x="1.283cm" svg:y="0.785cm" svg:viewBox="0 0 373 1086" draw:points="0,1086 0,0 373,0 373,1086">
            <text:p/>
          </draw:polygon>
          <draw:polygon draw:style-name="gr2" draw:layer="layout" svg:width="0.372cm" svg:height="1.085cm" svg:x="1.283cm" svg:y="0.785cm" svg:viewBox="0 0 373 1086" draw:points="0,1086 0,0 373,0 373,1086">
            <text:p/>
          </draw:polygon>
          <draw:polygon draw:style-name="gr3" draw:layer="layout" svg:width="0.371cm" svg:height="1.085cm" svg:x="1.654cm" svg:y="0.785cm" svg:viewBox="0 0 372 1086" draw:points="0,1086 0,0 372,0 372,1086">
            <text:p/>
          </draw:polygon>
          <draw:polygon draw:style-name="gr2" draw:layer="layout" svg:width="0.371cm" svg:height="1.085cm" svg:x="1.654cm" svg:y="0.785cm" svg:viewBox="0 0 372 1086" draw:points="0,1086 0,0 372,0 372,1086">
            <text:p/>
          </draw:polygon>
          <draw:polygon draw:style-name="gr3" draw:layer="layout" svg:width="0.372cm" svg:height="1.085cm" svg:x="2.026cm" svg:y="0.785cm" svg:viewBox="0 0 373 1086" draw:points="0,1086 0,0 373,0 373,1086">
            <text:p/>
          </draw:polygon>
          <draw:polygon draw:style-name="gr2" draw:layer="layout" svg:width="0.372cm" svg:height="1.085cm" svg:x="2.026cm" svg:y="0.785cm" svg:viewBox="0 0 373 1086" draw:points="0,1086 0,0 373,0 373,1086">
            <text:p/>
          </draw:polygon>
          <draw:polygon draw:style-name="gr5" draw:layer="layout" svg:width="0.539cm" svg:height="0.168cm" svg:x="1.283cm" svg:y="0.617cm" svg:viewBox="0 0 540 169" draw:points="167,0 0,169 372,169 540,0">
            <text:p/>
          </draw:polygon>
          <draw:polygon draw:style-name="gr2" draw:layer="layout" svg:width="0.539cm" svg:height="0.168cm" svg:x="1.283cm" svg:y="0.617cm" svg:viewBox="0 0 540 169" draw:points="167,0 0,169 372,169 540,0">
            <text:p/>
          </draw:polygon>
          <draw:polygon draw:style-name="gr5" draw:layer="layout" svg:width="0.539cm" svg:height="0.168cm" svg:x="1.654cm" svg:y="0.617cm" svg:viewBox="0 0 540 169" draw:points="167,0 0,169 372,169 540,0">
            <text:p/>
          </draw:polygon>
          <draw:polygon draw:style-name="gr2" draw:layer="layout" svg:width="0.539cm" svg:height="0.168cm" svg:x="1.654cm" svg:y="0.617cm" svg:viewBox="0 0 540 169" draw:points="167,0 0,169 372,169 540,0">
            <text:p/>
          </draw:polygon>
          <draw:polygon draw:style-name="gr5" draw:layer="layout" svg:width="0.539cm" svg:height="0.168cm" svg:x="2.026cm" svg:y="0.617cm" svg:viewBox="0 0 540 169" draw:points="167,0 0,169 372,169 540,0">
            <text:p/>
          </draw:polygon>
          <draw:polygon draw:style-name="gr2" draw:layer="layout" svg:width="0.539cm" svg:height="0.168cm" svg:x="2.026cm" svg:y="0.617cm" svg:viewBox="0 0 540 169" draw:points="167,0 0,169 372,169 540,0">
            <text:p/>
          </draw:polygon>
          <draw:polygon draw:style-name="gr4" draw:layer="layout" svg:width="0.167cm" svg:height="1.253cm" svg:x="2.398cm" svg:y="0.617cm" svg:viewBox="0 0 168 1254" draw:points="168,1094 0,1254 0,168 168,0">
            <text:p/>
          </draw:polygon>
          <draw:polygon draw:style-name="gr2" draw:layer="layout" svg:width="0.167cm" svg:height="1.253cm" svg:x="2.398cm" svg:y="0.617cm" svg:viewBox="0 0 168 1254" draw:points="168,1094 0,1254 0,168 168,0">
            <text:p/>
          </draw:polygon>
          <draw:polygon draw:style-name="gr7" draw:layer="layout" svg:width="0.269cm" svg:height="0.196cm" svg:x="2.082cm" svg:y="0.832cm" svg:viewBox="0 0 270 197" draw:points="0,197 0,0 270,0 270,197">
            <text:p/>
          </draw:polygon>
          <draw:polygon draw:style-name="gr2" draw:layer="layout" svg:width="0.269cm" svg:height="0.196cm" svg:x="2.082cm" svg:y="0.832cm" svg:viewBox="0 0 270 197" draw:points="0,197 0,0 270,0 270,197">
            <text:p/>
          </draw:polygon>
          <draw:polygon draw:style-name="gr7" draw:layer="layout" svg:width="0.269cm" svg:height="0.187cm" svg:x="2.082cm" svg:y="1.084cm" svg:viewBox="0 0 270 188" draw:points="0,188 0,0 270,0 270,188">
            <text:p/>
          </draw:polygon>
          <draw:polygon draw:style-name="gr2" draw:layer="layout" svg:width="0.269cm" svg:height="0.187cm" svg:x="2.082cm" svg:y="1.084cm" svg:viewBox="0 0 270 188" draw:points="0,188 0,0 270,0 270,188">
            <text:p/>
          </draw:polygon>
          <draw:polygon draw:style-name="gr7" draw:layer="layout" svg:width="0.269cm" svg:height="0.187cm" svg:x="2.082cm" svg:y="1.617cm" svg:viewBox="0 0 270 188" draw:points="0,188 0,0 270,0 270,188">
            <text:p/>
          </draw:polygon>
          <draw:polygon draw:style-name="gr2" draw:layer="layout" svg:width="0.269cm" svg:height="0.187cm" svg:x="2.082cm" svg:y="1.617cm" svg:viewBox="0 0 270 188" draw:points="0,188 0,0 270,0 270,18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BM mainframe with FEP</dc:title>
    <meta:creation-date>2011-02-07T16:46:57</meta:creation-date>
    <meta:editing-duration>P0D</meta:editing-duration>
    <meta:editing-cycles>1</meta:editing-cycles>
    <meta:document-statistic meta:object-count="45"/>
    <meta:generator>OpenOffice.org/3.3$Linux OpenOffice.org_project/330m20$Build-9567</meta:generator>
  </office:meta>
</office:document-meta>
</file>